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2751c" officeooo:paragraph-rsid="0002751c"/>
    </style:style>
    <style:style style:name="P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2751c" officeooo:paragraph-rsid="0002751c"/>
    </style:style>
    <style:style style:name="P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rsid="0002751c" officeooo:paragraph-rsid="0002751c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0117e0" officeooo:paragraph-rsid="000117e0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02fcf9" officeooo:paragraph-rsid="0002fcf9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d5508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a0f59"/>
    </style:style>
    <style:style style:name="P1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99aad"/>
    </style:style>
    <style:style style:name="P1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117e0"/>
    </style:style>
    <style:style style:name="P1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2fcf9"/>
    </style:style>
    <style:style style:name="P2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d5508"/>
    </style:style>
    <style:style style:name="P2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8ed18"/>
    </style:style>
    <style:style style:name="P2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2751c" officeooo:paragraph-rsid="0002751c"/>
    </style:style>
    <style:style style:name="P2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450b5" officeooo:paragraph-rsid="000450b5"/>
    </style:style>
    <style:style style:name="P2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d5508" officeooo:paragraph-rsid="000d5508"/>
    </style:style>
    <style:style style:name="P25" style:family="paragraph" style:parent-style-name="Text_20_body" style:list-style-name="L1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0.5pt" fo:letter-spacing="normal" fo:font-style="normal" fo:font-weight="normal" officeooo:rsid="000d5508" officeooo:paragraph-rsid="000d98de"/>
    </style:style>
    <style:style style:name="P2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5f0dc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background-color="#efefef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0c4cd5" officeooo:paragraph-rsid="000c4cd5" fo:background-color="#efefef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d5508" fo:background-color="#efefef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e95c7"/>
    </style:style>
    <style:style style:name="P32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0117e0"/>
    </style:style>
    <style:style style:name="P33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rsid="0002751c" officeooo:paragraph-rsid="0002751c"/>
    </style:style>
    <style:style style:name="P3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d5508" officeooo:paragraph-rsid="000d5508"/>
    </style:style>
    <style:style style:name="P35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2751c" officeooo:paragraph-rsid="0002751c"/>
    </style:style>
    <style:style style:name="P36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37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117e0" officeooo:paragraph-rsid="0008ed18"/>
    </style:style>
    <style:style style:name="P3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808080" style:font-name="Source Sans Pro" fo:font-size="10.5pt" fo:font-style="normal" fo:font-weight="normal" officeooo:paragraph-rsid="000d5508"/>
    </style:style>
    <style:style style:name="T1" style:family="text">
      <style:text-properties style:font-name="Source Sans Pro" fo:font-size="10.5pt" fo:font-style="normal" fo:font-weight="normal"/>
    </style:style>
    <style:style style:name="T2" style:family="text">
      <style:text-properties style:font-name="Source Sans Pro" fo:font-size="10.5pt" fo:font-style="normal" fo:font-weight="normal" fo:background-color="#efefef" loext:char-shading-value="0"/>
    </style:style>
    <style:style style:name="T3" style:family="text">
      <style:text-properties style:font-name="Source Sans Pro" fo:font-size="10.5pt" fo:font-style="normal" fo:font-weight="normal" officeooo:rsid="0002fcf9"/>
    </style:style>
    <style:style style:name="T4" style:family="text">
      <style:text-properties style:font-name="Source Sans Pro" fo:font-size="10.5pt" fo:font-style="normal" fo:font-weight="bold" officeooo:rsid="000117e0" style:font-weight-asian="bold" style:font-weight-complex="bold"/>
    </style:style>
    <style:style style:name="T5" style:family="text">
      <style:text-properties fo:font-weight="bold" officeooo:rsid="000117e0" style:font-weight-asian="bold" style:font-weight-complex="bold"/>
    </style:style>
    <style:style style:name="T6" style:family="text">
      <style:text-properties fo:font-weight="bold" officeooo:rsid="000a0f59" style:font-weight-asian="bold" style:font-weight-complex="bold"/>
    </style:style>
    <style:style style:name="T7" style:family="text">
      <style:text-properties fo:font-weight="bold" officeooo:rsid="000450b5" style:font-weight-asian="bold" style:font-weight-complex="bold"/>
    </style:style>
    <style:style style:name="T8" style:family="text">
      <style:text-properties fo:font-weight="bold" officeooo:rsid="0005ce69" style:font-weight-asian="bold" style:font-weight-complex="bold"/>
    </style:style>
    <style:style style:name="T9" style:family="text">
      <style:text-properties fo:font-weight="bold" officeooo:rsid="0005f0dc" style:font-weight-asian="bold" style:font-weight-complex="bold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fo:font-weight="bold" fo:background-color="#f7faff" loext:char-shading-value="0"/>
    </style:style>
    <style:style style:name="T13" style:family="text">
      <style:text-properties fo:color="#000080" fo:font-weight="bold" officeooo:rsid="000d5508" fo:background-color="#f7faff" loext:char-shading-value="0"/>
    </style:style>
    <style:style style:name="T14" style:family="text">
      <style:text-properties fo:color="#000080" style:font-name="DejaVu Sans Mono" fo:font-size="11.3000001907349pt" fo:font-weight="bold"/>
    </style:style>
    <style:style style:name="T15" style:family="text">
      <style:text-properties fo:color="#000080" style:font-name="DejaVu Sans Mono" fo:font-size="11.3000001907349pt" fo:font-weight="bold" fo:background-color="#efefef" loext:char-shading-value="0"/>
    </style:style>
    <style:style style:name="T16" style:family="text">
      <style:text-properties fo:color="#000080" style:font-name="DejaVu Sans Mono" fo:font-size="11.3000001907349pt" fo:font-weight="bold" officeooo:rsid="000d5508" fo:background-color="#f7faff" loext:char-shading-value="0"/>
    </style:style>
    <style:style style:name="T17" style:family="text">
      <style:text-properties fo:color="#000080" style:font-name="DejaVu Sans Mono" fo:font-size="11.3000001907349pt" fo:font-weight="bold" officeooo:rsid="000d98de" fo:background-color="#f7faff" loext:char-shading-value="0"/>
    </style:style>
    <style:style style:name="T18" style:family="text">
      <style:text-properties fo:color="#000080" style:font-name="DejaVu Sans Mono" fo:font-size="11.3000001907349pt" fo:font-weight="bold" officeooo:rsid="000e95c7"/>
    </style:style>
    <style:style style:name="T19" style:family="text">
      <style:text-properties fo:color="#000080" style:font-name="Source Sans Pro" fo:font-size="10.5pt" fo:font-style="normal" fo:font-weight="bold"/>
    </style:style>
    <style:style style:name="T20" style:family="text">
      <style:text-properties fo:color="#000080" style:font-name="Source Sans Pro" fo:font-size="10.5pt" fo:font-style="normal" fo:font-weight="bold" fo:background-color="#efefef" loext:char-shading-value="0"/>
    </style:style>
    <style:style style:name="T21" style:family="text">
      <style:text-properties style:font-name="DejaVu Sans Mono" fo:font-size="11.3000001907349pt"/>
    </style:style>
    <style:style style:name="T22" style:family="text">
      <style:text-properties style:font-name="DejaVu Sans Mono" fo:font-size="11.3000001907349pt" fo:background-color="#efefef" loext:char-shading-value="0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ize="11.3000001907349pt" fo:font-style="italic"/>
    </style:style>
    <style:style style:name="T25" style:family="text">
      <style:text-properties fo:color="#808000"/>
    </style:style>
    <style:style style:name="T26" style:family="text">
      <style:text-properties fo:color="#808000" style:font-name="DejaVu Sans Mono" fo:font-size="11.3000001907349pt"/>
    </style:style>
    <style:style style:name="T27" style:family="text">
      <style:text-properties fo:color="#008000" style:font-name="DejaVu Sans Mono" fo:font-size="11.3000001907349pt" fo:font-weight="bold"/>
    </style:style>
    <style:style style:name="T28" style:family="text">
      <style:text-properties fo:color="#008000" style:font-name="DejaVu Sans Mono" fo:font-size="11.3000001907349pt" fo:font-weight="bold" fo:background-color="#efefef" loext:char-shading-value="0"/>
    </style:style>
    <style:style style:name="T29" style:family="text">
      <style:text-properties fo:color="#008000" style:font-name="DejaVu Sans Mono" fo:font-size="11.3000001907349pt" fo:font-weight="bold" officeooo:rsid="000e95c7" fo:background-color="#efefef" loext:char-shading-value="0"/>
    </style:style>
    <style:style style:name="T30" style:family="text">
      <style:text-properties fo:color="#008000" style:font-name="DejaVu Sans Mono" fo:font-size="11.3000001907349pt" fo:font-weight="bold" officeooo:rsid="000e95c7"/>
    </style:style>
    <style:style style:name="T31" style:family="text">
      <style:text-properties fo:color="#008000" fo:font-weight="bold"/>
    </style:style>
    <style:style style:name="T32" style:family="text">
      <style:text-properties fo:color="#008000" fo:font-weight="bold" fo:background-color="#efefef" loext:char-shading-value="0"/>
    </style:style>
    <style:style style:name="T33" style:family="text">
      <style:text-properties fo:color="#008000" fo:font-weight="bold" fo:background-color="#f7faff" loext:char-shading-value="0"/>
    </style:style>
    <style:style style:name="T34" style:family="text">
      <style:text-properties fo:color="#008000" style:font-name="Source Sans Pro" fo:font-size="10.5pt" fo:font-style="normal" fo:font-weight="bold" fo:background-color="#efefef" loext:char-shading-value="0"/>
    </style:style>
    <style:style style:name="T35" style:family="text">
      <style:text-properties fo:color="#000000" style:font-name="DejaVu Sans Mono" fo:font-size="11.3000001907349pt"/>
    </style:style>
    <style:style style:name="T36" style:family="text">
      <style:text-properties fo:background-color="#efefef" loext:char-shading-value="0"/>
    </style:style>
    <style:style style:name="T37" style:family="text">
      <style:text-properties fo:color="#0000ff" fo:font-weight="bold" fo:background-color="#efefef" loext:char-shading-value="0"/>
    </style:style>
    <style:style style:name="T38" style:family="text">
      <style:text-properties fo:color="#0000ff" fo:font-weight="bold" fo:background-color="#f7faff" loext:char-shading-value="0"/>
    </style:style>
    <style:style style:name="T39" style:family="text">
      <style:text-properties fo:color="#0000ff" style:font-name="DejaVu Sans Mono" fo:font-size="11.3000001907349pt" fo:font-weight="bold" fo:background-color="#efefef" loext:char-shading-value="0"/>
    </style:style>
    <style:style style:name="T40" style:family="text">
      <style:text-properties fo:color="#0000ff" style:font-name="Source Sans Pro" fo:font-size="10.5pt" fo:font-style="normal" fo:font-weight="bold" fo:background-color="#efefef" loext:char-shading-value="0"/>
    </style:style>
    <style:style style:name="T41" style:family="text">
      <style:text-properties fo:color="#660e7a" fo:font-weight="bold" fo:background-color="#efefef" loext:char-shading-value="0"/>
    </style:style>
    <style:style style:name="T42" style:family="text">
      <style:text-properties fo:color="#660e7a" style:font-name="DejaVu Sans Mono" fo:font-size="11.3000001907349pt" fo:font-weight="bold"/>
    </style:style>
    <style:style style:name="T43" style:family="text">
      <style:text-properties fo:font-variant="normal" fo:text-transform="none" fo:color="#000080" fo:letter-spacing="normal" fo:font-style="normal" fo:font-weight="bold" fo:background-color="#efefef" loext:char-shading-value="0"/>
    </style:style>
    <style:style style:name="T44" style:family="text">
      <style:text-properties fo:font-variant="normal" fo:text-transform="none" fo:color="#000080" fo:letter-spacing="normal" fo:font-style="normal" fo:font-weight="bold" officeooo:rsid="0002751c" fo:background-color="#efefef" loext:char-shading-value="0"/>
    </style:style>
    <style:style style:name="T45" style:family="text">
      <style:text-properties officeooo:rsid="000450b5"/>
    </style:style>
    <style:style style:name="T46" style:family="text">
      <style:text-properties officeooo:rsid="0005ce69"/>
    </style:style>
    <style:style style:name="T47" style:family="text">
      <style:text-properties officeooo:rsid="0005f0dc"/>
    </style:style>
    <style:style style:name="T48" style:family="text">
      <style:text-properties officeooo:rsid="0008ed18"/>
    </style:style>
    <style:style style:name="T49" style:family="text">
      <style:text-properties officeooo:rsid="000a0f59"/>
    </style:style>
    <style:style style:name="T50" style:family="text">
      <style:text-properties fo:background-color="#f7faff" loext:char-shading-value="0"/>
    </style:style>
    <style:style style:name="T51" style:family="text">
      <style:text-properties officeooo:rsid="000e95c7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6109499" text:style-name="L1">
        <text:list-header>
          <text:p text:style-name="P15"/>
          <text:p text:style-name="P15"><text:span text:style-name="T5">Question1:-</text:span>Implement AbstractController in StudentController. create a mapping index.html for it and render index.jsp view from it which displays messages "Hello from index.gsp"</text:p>
          <text:p text:style-name="P15"/>
          <text:p text:style-name="P18">Ans:-</text:p>
        </text:list-header>
        <text:list-item>
          <text:p text:style-name="P18">StudntController.java-----------</text:p>
          <text:p text:style-name="P18"><text:bookmark-start text:name="__DdeLink__6_444758183"/><text:span text:style-name="T14">package </text:span><text:span text:style-name="T35">com.ttn;</text:span></text:p>
        </text:list-item>
      </text:list>
      <text:p text:style-name="P6"><text:bookmark-start text:name="__DdeLink__11_444758183"/><text:span text:style-name="T10">import </text:span>org.springframework.web.servlet.ModelAndView;</text:p>
      <text:p text:style-name="P6"><text:span text:style-name="T10">import </text:span>org.springframework.web.servlet.mvc.AbstractController;</text:p>
      <text:p text:style-name="P6"><text:span text:style-name="T10">import </text:span>javax.servlet.http.HttpServletRequest;</text:p>
      <text:p text:style-name="P6"><text:span text:style-name="T10">import </text:span>javax.servlet.http.HttpServletResponse;</text:p>
      <text:p text:style-name="P6"><text:span text:style-name="T10">public class </text:span>StudentController <text:s/><text:span text:style-name="T10">extends </text:span>AbstractController {</text:p>
      <text:p text:style-name="P7"><text:s text:c="4"/><text:span text:style-name="T24">/*Question 1*/</text:span></text:p>
      <text:p text:style-name="P7"><text:span text:style-name="T23"><text:s text:c="4"/></text:span><text:span text:style-name="T26">@Override</text:span></text:p>
      <text:p text:style-name="P7"><text:span text:style-name="T25"><text:s text:c="4"/></text:span><text:span text:style-name="T14">protected </text:span><text:span text:style-name="T21">ModelAndView handleRequestInternal(HttpServletRequest request, HttpServletResponse respons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</text:span><text:span text:style-name="T30">index</text:span><text:span text:style-name="T27">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text:bookmark-end text:name="__DdeLink__11_444758183"/><text:bookmark-end text:name="__DdeLink__6_444758183"/></text:p>
      <text:p text:style-name="P11">spring-dispaicher-servlet.xml----------</text:p>
      <text:p text:style-name="P11"/>
      <text:p text:style-name="P11"><text:span text:style-name="T36">&lt;</text:span><text:span text:style-name="T11">bean </text:span><text:span text:style-name="T37">id=</text:span><text:span text:style-name="T32">"viewResolver" </text:span><text:span text:style-name="T37">class=</text:span><text:span text:style-name="T32">"org.springframework.web.servlet.view.InternalResourceViewResolver"</text:span><text:span text:style-name="T36">&gt;</text:span></text:p>
      <text:p text:style-name="P7"><text:s text:c="8"/><text:span text:style-name="T22">&lt;</text:span><text:span text:style-name="T15">property </text:span><text:span text:style-name="T39">name=</text:span><text:span text:style-name="T28">"prefix"</text:span><text:span text:style-name="T22">&gt;</text:span></text:p>
      <text:p text:style-name="P7"><text:s text:c="12"/><text:span text:style-name="T22">&lt;</text:span><text:span text:style-name="T15">value</text:span><text:span text:style-name="T22">&gt;</text:span><text:span text:style-name="T21">/WEB-INF/</text:span><text:span text:style-name="T22">&lt;/</text:span><text:span text:style-name="T15">value</text:span><text:span text:style-name="T22">&gt;</text:span></text:p>
      <text:p text:style-name="P7"><text:s text:c="8"/><text:span text:style-name="T22">&lt;/</text:span><text:span text:style-name="T15">property</text:span><text:span text:style-name="T22">&gt;</text:span></text:p>
      <text:p text:style-name="P7"><text:s text:c="8"/><text:span text:style-name="T22">&lt;</text:span><text:span text:style-name="T15">property </text:span><text:span text:style-name="T39">name=</text:span><text:span text:style-name="T28">"suffix"</text:span><text:span text:style-name="T22">&gt;</text:span></text:p>
      <text:p text:style-name="P7"><text:s text:c="12"/><text:span text:style-name="T22">&lt;</text:span><text:span text:style-name="T15">value</text:span><text:span text:style-name="T22">&gt;</text:span><text:span text:style-name="T21">.jsp</text:span><text:span text:style-name="T22">&lt;/</text:span><text:span text:style-name="T15">value</text:span><text:span text:style-name="T22">&gt;</text:span></text:p>
      <text:p text:style-name="P7"><text:s text:c="8"/><text:span text:style-name="T22">&lt;/</text:span><text:span text:style-name="T15">property</text:span><text:span text:style-name="T22">&gt;</text:span></text:p>
      <text:p text:style-name="P7"><text:s text:c="4"/><text:span text:style-name="T22">&lt;/</text:span><text:span text:style-name="T15">bean</text:span><text:span text:style-name="T22">&gt;</text:span></text:p>
      <text:p text:style-name="P8">&lt;!--Question 1--&gt;</text:p>
      <text:p text:style-name="P7"><text:span text:style-name="T23"><text:s text:c="4"/></text:span><text:span text:style-name="T22">&lt;</text:span><text:span text:style-name="T15">bean </text:span><text:span text:style-name="T39">class=</text:span><text:span text:style-name="T28">"org.springframework.web.servlet.handler.BeanNameUrlHandlerMapping"</text:span><text:span text:style-name="T22">/&gt;</text:span></text:p>
      <text:p text:style-name="P14"><text:s text:c="4"/><text:span text:style-name="T22">&lt;</text:span><text:span text:style-name="T15">bean </text:span><text:span text:style-name="T39">name=</text:span><text:span text:style-name="T28">"/</text:span><text:span text:style-name="T29">index.html</text:span><text:span text:style-name="T28">" </text:span><text:span text:style-name="T39">class=</text:span><text:span text:style-name="T28">"com.ttn.StudentController"</text:span><text:span text:style-name="T22">/&gt;</text:span></text:p>
      <text:p text:style-name="P10"><text:span text:style-name="T36">&lt;/</text:span><text:span text:style-name="T11">beans</text:span><text:span text:style-name="T36">&gt;</text:span></text:p>
      <text:p text:style-name="P28"/>
      <text:p text:style-name="P28"/>
      <text:p text:style-name="P28"/>
      <text:p text:style-name="P29"><text:soft-page-break/><text:span text:style-name="T51">index</text:span>.jsp---------</text:p>
      <text:p text:style-name="P6"><text:span text:style-name="T50">&lt;%@ </text:span><text:span text:style-name="T12">page </text:span><text:span text:style-name="T38">contentType</text:span><text:span text:style-name="T50">="</text:span><text:span text:style-name="T33">text/html;charset=UTF-8</text:span><text:span text:style-name="T50">" </text:span><text:span text:style-name="T38">language</text:span><text:span text:style-name="T50">="</text:span><text:span text:style-name="T33">java</text:span><text:span text:style-name="T50">" %&gt;</text:span></text:p>
      <text:p text:style-name="P6"><text:span text:style-name="T36">&lt;</text:span><text:span text:style-name="T11">html</text:span><text:span text:style-name="T36">&gt;</text:span></text:p>
      <text:p text:style-name="P6"><text:span text:style-name="T36">&lt;</text:span><text:span text:style-name="T11">head</text:span><text:span text:style-name="T36">&gt;</text:span></text:p>
      <text:p text:style-name="P7"><text:s text:c="4"/><text:span text:style-name="T22">&lt;</text:span><text:span text:style-name="T15">title</text:span><text:span text:style-name="T22">&gt;&lt;/</text:span><text:span text:style-name="T15">title</text:span><text:span text:style-name="T22">&gt;</text:span></text:p>
      <text:p text:style-name="P6"><text:span text:style-name="T36">&lt;/</text:span><text:span text:style-name="T11">head</text:span><text:span text:style-name="T36">&gt;</text:span></text:p>
      <text:p text:style-name="P6"><text:span text:style-name="T36">&lt;</text:span><text:span text:style-name="T11">body</text:span><text:span text:style-name="T36">&gt;</text:span></text:p>
      <text:p text:style-name="P6"><text:span text:style-name="T51">H</text:span>ello <text:span text:style-name="T51">from index.gsp</text:span></text:p>
      <text:p text:style-name="P6"><text:span text:style-name="T36">&lt;/</text:span><text:span text:style-name="T11">body</text:span><text:span text:style-name="T36">&gt;</text:span></text:p>
      <text:p text:style-name="P14"><text:span text:style-name="T22">&lt;/</text:span><text:span text:style-name="T15">html</text:span><text:span text:style-name="T22">&gt;</text:span></text:p>
      <text:list xml:id="list122651665962920" text:continue-numbering="true" text:style-name="L1">
        <text:list-header>
          <text:p text:style-name="P27"><text:span text:style-name="T4">Question2:-</text:span><text:span text:style-name="T1">Now remove AbstractController and useMultiActionController for StudentController which contains 2 actions one action renders a jsp view and another action uses HttpServletResponse to show the output on the Web browser.</text:span></text:p>
          <text:p text:style-name="P18">Ans:-</text:p>
          <text:p text:style-name="P19">StudntController.java-----------</text:p>
          <text:p text:style-name="P32"><text:span text:style-name="T19">public class </text:span><text:span text:style-name="T1">StudentController <text:s/></text:span><text:span text:style-name="T19">extends </text:span><text:span text:style-name="T1">MultiActionController {</text:span></text:p>
        </text:list-header>
      </text:list>
      <text:p text:style-name="P7"><text:s text:c="4"/><text:span text:style-name="T14">public </text:span><text:span text:style-name="T21">ModelAndView Hello(HttpServletRequest httpServletRequest,</text:span></text:p>
      <text:p text:style-name="P7"><text:s text:c="30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</text:span><text:span text:style-name="T30">index</text:span><text:span text:style-name="T27">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7"><text:s text:c="4"/><text:span text:style-name="T14">public </text:span><text:span text:style-name="T21">ModelAndView dummy(HttpServletRequest httpServletRequest,</text:span></text:p>
      <text:p text:style-name="P7"><text:s text:c="30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dummy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7"><text:s text:c="4"/><text:span text:style-name="T14">public void </text:span><text:span text:style-name="T21">dummy2(HttpServletRequest httpServletRequest,</text:span></text:p>
      <text:p text:style-name="P7"><text:s text:c="23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httpServletResponse.setContentType(</text:span><text:span text:style-name="T27">"text/html"</text:span><text:span text:style-name="T21">);</text:span></text:p>
      <text:p text:style-name="P7"><text:s text:c="8"/><text:span text:style-name="T21">httpServletResponse.getWriter().println(</text:span><text:span text:style-name="T27">"&lt;b&gt;HELLO World&lt;/b&gt;"</text:span><text:span text:style-name="T21">);</text:span></text:p>
      <text:p text:style-name="P7"><text:s text:c="4"/><text:span text:style-name="T21">}</text:span></text:p>
      <text:p text:style-name="P10">}</text:p>
      <text:p text:style-name="P10"/>
      <text:p text:style-name="P10"/>
      <text:list xml:id="list122653052293921" text:continue-numbering="true" text:style-name="L1">
        <text:list-header>
          <text:p text:style-name="P33"><text:span text:style-name="T3">Add in </text:span><text:span text:style-name="T1">Spring-Dispatcher -------------</text:span></text:p>
        </text:list-header>
      </text:list>
      <text:p text:style-name="P5"><text:span text:style-name="T2">&lt;</text:span><text:span text:style-name="T20">bean </text:span><text:span text:style-name="T40">class=</text:span><text:span text:style-name="T34">"org.springframework.web.servlet.mvc.support.ControllerClassNameHandlerMapping"</text:span><text:span text:style-name="T2">/&gt;</text:span></text:p>
      <text:p text:style-name="P10"><text:span text:style-name="T36">&lt;</text:span><text:span text:style-name="T11">bean </text:span><text:span text:style-name="T37">class=</text:span><text:span text:style-name="T32">"com.ttn.StudentController"</text:span><text:span text:style-name="T36">/&gt;</text:span></text:p>
      <text:p text:style-name="P34"/>
      <text:p text:style-name="P34"/>
      <text:p text:style-name="P34"><text:soft-page-break/>dummy.jsp-------------</text:p>
      <text:p text:style-name="P38"/>
      <text:p text:style-name="P6"><text:span text:style-name="T50">&lt;%@ </text:span><text:span text:style-name="T12">page </text:span><text:span text:style-name="T38">contentType</text:span><text:span text:style-name="T50">="</text:span><text:span text:style-name="T33">text/html;charset=UTF-8</text:span><text:span text:style-name="T50">" </text:span><text:span text:style-name="T38">language</text:span><text:span text:style-name="T50">="</text:span><text:span text:style-name="T33">java</text:span><text:span text:style-name="T50">" %&gt;</text:span></text:p>
      <text:p text:style-name="P6"><text:span text:style-name="T36">&lt;</text:span><text:span text:style-name="T11">html</text:span><text:span text:style-name="T36">&gt;</text:span></text:p>
      <text:p text:style-name="P6"><text:span text:style-name="T36">&lt;</text:span><text:span text:style-name="T11">head</text:span><text:span text:style-name="T36">&gt;</text:span></text:p>
      <text:p text:style-name="P7"><text:s text:c="4"/><text:span text:style-name="T22">&lt;</text:span><text:span text:style-name="T15">title</text:span><text:span text:style-name="T22">&gt;</text:span><text:span text:style-name="T21">Title</text:span><text:span text:style-name="T22">&lt;/</text:span><text:span text:style-name="T15">title</text:span><text:span text:style-name="T22">&gt;</text:span></text:p>
      <text:p text:style-name="P6"><text:span text:style-name="T36">&lt;/</text:span><text:span text:style-name="T11">head</text:span><text:span text:style-name="T36">&gt;</text:span></text:p>
      <text:p text:style-name="P6"><text:span text:style-name="T36">&lt;</text:span><text:span text:style-name="T11">body</text:span><text:span text:style-name="T36">&gt;</text:span></text:p>
      <text:p text:style-name="P6">Dummy</text:p>
      <text:p text:style-name="P6"><text:span text:style-name="T36">&lt;/</text:span><text:span text:style-name="T11">body</text:span><text:span text:style-name="T36">&gt;</text:span></text:p>
      <text:p text:style-name="P10"><text:span text:style-name="T36">&lt;/</text:span><text:span text:style-name="T11">html</text:span><text:span text:style-name="T36">&gt;</text:span></text:p>
      <text:p text:style-name="P28"/>
      <text:p text:style-name="P28"/>
      <text:list xml:id="list122653055877239" text:continue-numbering="true" text:style-name="L1">
        <text:list-header>
          <text:p text:style-name="P16"><text:span text:style-name="T6">Questio3</text:span><text:span text:style-name="T49">:-</text:span>Use annotation in StudentController to define a default action index which renders a jsp page.</text:p>
          <text:p text:style-name="P22">Ans:-</text:p>
          <text:p text:style-name="P19">StudntController.java-----------</text:p>
          <text:p text:style-name="P35"><text:span text:style-name="T10">package </text:span>com.ttn;</text:p>
        </text:list-header>
      </text:list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6"><text:span text:style-name="T10">import </text:span>org.springframework.web.servlet.mvc.multiaction.MultiActionController;</text:p>
      <text:p text:style-name="P6"><text:span text:style-name="T10">import </text:span>javax.servlet.http.HttpServletRequest;</text:p>
      <text:p text:style-name="P6"><text:span text:style-name="T10">import </text:span>javax.servlet.http.HttpServletResponse;</text:p>
      <text:p text:style-name="P9">@Controller</text:p>
      <text:p text:style-name="P6"><text:span text:style-name="T10">public class </text:span>StudentController{</text:p>
      <text:p text:style-name="P7"><text:s text:c="4"/><text:span text:style-name="T26">@RequestMapping</text:span><text:span text:style-name="T21">(</text:span><text:span text:style-name="T27">"/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ublic </text:span><text:span text:style-name="T21">ModelAndView Hello(HttpServletRequest httpServletRequest,</text:span></text:p>
      <text:p text:style-name="P7"><text:s text:c="30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</text:span><text:span text:style-name="T30">index</text:span><text:span text:style-name="T27">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7"><text:s text:c="4"/></text:p>
      <text:p text:style-name="P10">}</text:p>
      <text:p text:style-name="P12">Add <text:s/><text:span text:style-name="T44">annotation-driven </text:span><text:span text:style-name="T43">and component-scan</text:span><text:span text:style-name="T44"> </text:span><text:span text:style-name="T43">to dispatcher ------------</text:span></text:p>
      <text:p text:style-name="P3"><text:span text:style-name="T36">&lt;</text:span><text:span text:style-name="T41">mvc</text:span><text:span text:style-name="T11">:annotation-driven</text:span><text:span text:style-name="T36">/&gt;</text:span></text:p>
      <text:p text:style-name="P10"><text:span text:style-name="T36">&lt;</text:span><text:span text:style-name="T41">context</text:span><text:span text:style-name="T11">:component-scan </text:span><text:span text:style-name="T37">base-package=</text:span><text:span text:style-name="T32">"com.ttn"</text:span><text:span text:style-name="T36">/&gt;</text:span></text:p>
      <text:p text:style-name="P2"/>
      <text:list xml:id="list122651496706773" text:continue-numbering="true" text:style-name="L1">
        <text:list-header>
          <text:p text:style-name="P15"/>
          <text:p text:style-name="P15"><text:soft-page-break/></text:p>
          <text:p text:style-name="P15"/>
          <text:p text:style-name="P15"><text:span text:style-name="T7">Question4</text:span><text:span text:style-name="T45">:-</text:span>Create one more annotation based action hello inside the StudentController which and use @ResponseBody annotation from it to display Hello world.</text:p>
          <text:p text:style-name="P23">Ans:-</text:p>
          <text:p text:style-name="P19">StudntController.java-----------</text:p>
        </text:list-header>
      </text:list>
      <text:p text:style-name="P4"><text:span text:style-name="T10">package </text:span>com.ttn;</text:p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6"><text:span text:style-name="T10">import </text:span>org.springframework.web.servlet.mvc.multiaction.MultiActionController;</text:p>
      <text:p text:style-name="P6"><text:span text:style-name="T10">import </text:span>javax.servlet.http.HttpServletRequest;</text:p>
      <text:p text:style-name="P6"><text:span text:style-name="T10">import </text:span>javax.servlet.http.HttpServletResponse;</text:p>
      <text:p text:style-name="P9">@Controller</text:p>
      <text:p text:style-name="P6"><text:span text:style-name="T25">@RequestMapping</text:span>(<text:span text:style-name="T31">"/Anno"</text:span>)</text:p>
      <text:p text:style-name="P6"><text:span text:style-name="T10">public class </text:span>StudentController{</text:p>
      <text:p text:style-name="P7"><text:s text:c="4"/><text:span text:style-name="T26">@RequestMapping</text:span><text:span text:style-name="T21">(</text:span><text:span text:style-name="T27">"/test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ublic </text:span><text:span text:style-name="T18">String</text:span><text:span text:style-name="T21"> Hello() </text:span><text:span text:style-name="T14">throws </text:span><text:span text:style-name="T21">Exception {</text:span></text:p>
      <text:p text:style-name="P7"><text:s text:c="8"/></text:p>
      <text:p text:style-name="P31"><text:s text:c="8"/><text:span text:style-name="T14">return </text:span><text:span text:style-name="T27">"</text:span><text:span text:style-name="T30">hello</text:span><text:span text:style-name="T27">"</text:span><text:span text:style-name="T21">;</text:span></text:p>
      <text:p text:style-name="P7"><text:s text:c="4"/><text:span text:style-name="T21">}</text:span></text:p>
      <text:p text:style-name="P7"><text:s text:c="4"/><text:span text:style-name="T26">@RequestMapping</text:span><text:span text:style-name="T21">(</text:span><text:span text:style-name="T27">"/test1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ublic </text:span><text:span text:style-name="T21">ModelAndView dummy(HttpServletRequest httpServletRequest,</text:span></text:p>
      <text:p text:style-name="P7"><text:s text:c="30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dummy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7"><text:s text:c="4"/><text:span text:style-name="T26">@RequestMapping</text:span><text:span text:style-name="T21">(</text:span><text:span text:style-name="T27">"/test2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ublic void </text:span><text:span text:style-name="T21">dummy2(HttpServletRequest httpServletRequest,</text:span></text:p>
      <text:p text:style-name="P7"><text:s text:c="23"/><text:span text:style-name="T21">HttpServletResponse httpServletResponse) </text:span><text:span text:style-name="T14">throws </text:span><text:span text:style-name="T21">Exception {</text:span></text:p>
      <text:p text:style-name="P7"><text:s text:c="8"/><text:span text:style-name="T21">httpServletResponse.setContentType(</text:span><text:span text:style-name="T27">"text/html"</text:span><text:span text:style-name="T21">);</text:span></text:p>
      <text:p text:style-name="P7"><text:s text:c="8"/><text:span text:style-name="T21">httpServletResponse.getWriter().println(</text:span><text:span text:style-name="T27">"&lt;b&gt;HELLO World&lt;/b&gt;"</text:span><text:span text:style-name="T21">);</text:span></text:p>
      <text:p text:style-name="P7"><text:s text:c="4"/><text:span text:style-name="T21">}</text:span></text:p>
      <text:p text:style-name="P10">}</text:p>
      <text:p text:style-name="P10"/>
      <text:p text:style-name="P1"/>
      <text:list xml:id="list122652288114916" text:continue-numbering="true" text:style-name="L1">
        <text:list-header>
          <text:p text:style-name="P15"/>
          <text:p text:style-name="P15"/>
          <text:p text:style-name="P15"/>
        </text:list-header>
      </text:list>
      <text:p text:style-name="P1"><text:soft-page-break/></text:p>
      <text:p text:style-name="P1"/>
      <text:p text:style-name="P1"/>
      <text:list xml:id="list122652412352746" text:continue-numbering="true" text:style-name="L1">
        <text:list-header>
          <text:p text:style-name="P15"><text:span text:style-name="T8">Question</text:span><text:span text:style-name="T46"> </text:span><text:span text:style-name="T8">5</text:span><text:span text:style-name="T46">:-</text:span>Create one more action which sends Model HelloWorld to the jsp file.</text:p>
          <text:p text:style-name="P20">StudntController.java-----------</text:p>
          <text:p text:style-name="P36"><text:span text:style-name="T10">package </text:span>com.ttn;</text:p>
        </text:list-header>
      </text:list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PathVariable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6"><text:span text:style-name="T10">import </text:span>javax.servlet.http.HttpServletRequest;</text:p>
      <text:p text:style-name="P6"><text:span text:style-name="T10">import </text:span>javax.servlet.http.HttpServletResponse;</text:p>
      <text:p text:style-name="P9">@Controller</text:p>
      <text:p text:style-name="P6"><text:span text:style-name="T25">@RequestMapping</text:span>(<text:span text:style-name="T31">"/stud"</text:span>)</text:p>
      <text:p text:style-name="P6"><text:span text:style-name="T10">public class </text:span>StudentController <text:s/><text:span text:style-name="T10">extends </text:span>MultiController {</text:p>
      <text:p text:style-name="P7"><text:s text:c="4"/><text:span text:style-name="T26">@RequestMapping</text:span><text:span text:style-name="T21">(</text:span><text:span text:style-name="T27">"/test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test(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21">modelAndView.addObject(</text:span><text:span text:style-name="T27">"msg"</text:span><text:span text:style-name="T21">,</text:span><text:span text:style-name="T27">"Hello World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3239862465" text:continue-numbering="true" text:style-name="L1">
        <text:list-header>
          <text:p text:style-name="P24"/>
          <text:p text:style-name="P24"/>
          <text:p text:style-name="P24">Hello.jsp------------</text:p>
        </text:list-header>
      </text:list>
      <text:p text:style-name="P6"><text:span text:style-name="T50">&lt;%@ </text:span><text:span text:style-name="T12">page </text:span><text:span text:style-name="T38">contentType</text:span><text:span text:style-name="T50">="</text:span><text:span text:style-name="T33">text/html;charset=UTF-8</text:span><text:span text:style-name="T50">" </text:span><text:span text:style-name="T38">language</text:span><text:span text:style-name="T50">="</text:span><text:span text:style-name="T33">java</text:span><text:span text:style-name="T50">" %&gt;</text:span></text:p>
      <text:p text:style-name="P6"><text:span text:style-name="T36">&lt;</text:span><text:span text:style-name="T11">html</text:span><text:span text:style-name="T36">&gt;</text:span></text:p>
      <text:p text:style-name="P6"><text:span text:style-name="T36">&lt;</text:span><text:span text:style-name="T11">head</text:span><text:span text:style-name="T36">&gt;</text:span></text:p>
      <text:p text:style-name="P7"><text:s text:c="4"/><text:span text:style-name="T22">&lt;</text:span><text:span text:style-name="T15">title</text:span><text:span text:style-name="T22">&gt;</text:span><text:span text:style-name="T16">Title</text:span><text:span text:style-name="T22">&lt;/</text:span><text:span text:style-name="T15">title</text:span><text:span text:style-name="T22">&gt;</text:span></text:p>
      <text:p text:style-name="P6"><text:span text:style-name="T36">&lt;/</text:span><text:span text:style-name="T11">head</text:span><text:span text:style-name="T36">&gt;</text:span></text:p>
      <text:p text:style-name="P6"><text:span text:style-name="T36">&lt;</text:span><text:span text:style-name="T11">body</text:span><text:span text:style-name="T36">&gt;</text:span></text:p>
      <text:p text:style-name="P6"><text:span text:style-name="T12">${</text:span><text:span text:style-name="T13">msg</text:span><text:span text:style-name="T12">}</text:span></text:p>
      <text:p text:style-name="P6"><text:span text:style-name="T36">&lt;/</text:span><text:span text:style-name="T11">body</text:span><text:span text:style-name="T36">&gt;</text:span></text:p>
      <text:p text:style-name="P13"><text:span text:style-name="T36">&lt;/</text:span><text:span text:style-name="T11">html</text:span><text:span text:style-name="T36">&gt;</text:span></text:p>
      <text:p text:style-name="P30"/>
      <text:p text:style-name="P30"/>
      <text:p text:style-name="P30"/>
      <text:p text:style-name="P30"/>
      <text:list xml:id="list122651721988654" text:continue-numbering="true" text:style-name="L1">
        <text:list-header>
          <text:p text:style-name="P24"/>
          <text:p text:style-name="P26"/>
          <text:p text:style-name="P26"><text:soft-page-break/></text:p>
          <text:p text:style-name="P15"><text:span text:style-name="T9">Question6</text:span><text:span text:style-name="T47">:-</text:span>Use @PathVariable annotation to access firstname and lastname in an action inside StudentController place both the parameters in different arguments and access them.</text:p>
          <text:p text:style-name="P20">StudntController.java-----------</text:p>
          <text:p text:style-name="P36"><text:span text:style-name="T10">package </text:span>com.ttn;</text:p>
        </text:list-header>
      </text:list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PathVariable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6"><text:span text:style-name="T10">import </text:span>javax.servlet.http.HttpServletRequest;</text:p>
      <text:p text:style-name="P6"><text:span text:style-name="T10">import </text:span>javax.servlet.http.HttpServletResponse;</text:p>
      <text:p text:style-name="P9">@Controller</text:p>
      <text:p text:style-name="P6"><text:span text:style-name="T25">@RequestMapping</text:span>(<text:span text:style-name="T31">"/stud"</text:span>)</text:p>
      <text:p text:style-name="P6"><text:span text:style-name="T10">public class </text:span>StudentController <text:s/><text:span text:style-name="T10">extends </text:span>MultiController {</text:p>
      <text:p text:style-name="P7"><text:s text:c="4"/><text:span text:style-name="T26">@RequestMapping</text:span><text:span text:style-name="T21">(</text:span><text:span text:style-name="T27">"/test/{firstname}/{lastname}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test(</text:span><text:span text:style-name="T26">@PathVariable</text:span><text:span text:style-name="T21">(</text:span><text:span text:style-name="T27">"firstname"</text:span><text:span text:style-name="T21">) String fname,</text:span><text:span text:style-name="T26">@PathVariable</text:span><text:span text:style-name="T21">(</text:span><text:span text:style-name="T27">"lastname"</text:span><text:span text:style-name="T21">) String lnam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21">modelAndView.addObject(</text:span><text:span text:style-name="T27">"msg"</text:span><text:span text:style-name="T21">,fname+</text:span><text:span text:style-name="T27">" "</text:span><text:span text:style-name="T21">+lname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2359345205" text:continue-numbering="true" text:style-name="L1">
        <text:list-header>
          <text:p text:style-name="P24">Hello.jsp------------</text:p>
        </text:list-header>
      </text:list>
      <text:p text:style-name="P6"><text:span text:style-name="T50">&lt;%@ </text:span><text:span text:style-name="T12">page </text:span><text:span text:style-name="T38">contentType</text:span><text:span text:style-name="T50">="</text:span><text:span text:style-name="T33">text/html;charset=UTF-8</text:span><text:span text:style-name="T50">" </text:span><text:span text:style-name="T38">language</text:span><text:span text:style-name="T50">="</text:span><text:span text:style-name="T33">java</text:span><text:span text:style-name="T50">" %&gt;</text:span></text:p>
      <text:p text:style-name="P6"><text:span text:style-name="T36">&lt;</text:span><text:span text:style-name="T11">html</text:span><text:span text:style-name="T36">&gt;</text:span></text:p>
      <text:p text:style-name="P6"><text:span text:style-name="T36">&lt;</text:span><text:span text:style-name="T11">head</text:span><text:span text:style-name="T36">&gt;</text:span></text:p>
      <text:p text:style-name="P7"><text:s text:c="4"/><text:span text:style-name="T22">&lt;</text:span><text:span text:style-name="T15">title</text:span><text:span text:style-name="T22">&gt;</text:span><text:span text:style-name="T16">Title</text:span><text:span text:style-name="T22">&lt;/</text:span><text:span text:style-name="T15">title</text:span><text:span text:style-name="T22">&gt;</text:span></text:p>
      <text:p text:style-name="P6"><text:span text:style-name="T36">&lt;/</text:span><text:span text:style-name="T11">head</text:span><text:span text:style-name="T36">&gt;</text:span></text:p>
      <text:p text:style-name="P6"><text:span text:style-name="T36">&lt;</text:span><text:span text:style-name="T11">body</text:span><text:span text:style-name="T36">&gt;</text:span></text:p>
      <text:p text:style-name="P6"><text:span text:style-name="T12">${</text:span><text:span text:style-name="T13">msg</text:span><text:span text:style-name="T12">}</text:span></text:p>
      <text:p text:style-name="P6"><text:span text:style-name="T36">&lt;/</text:span><text:span text:style-name="T11">body</text:span><text:span text:style-name="T36">&gt;</text:span></text:p>
      <text:p text:style-name="P10"><text:span text:style-name="T36">&lt;/</text:span><text:span text:style-name="T11">html</text:span><text:span text:style-name="T36">&gt;</text:span></text:p>
      <text:p text:style-name="P28"/>
      <text:p text:style-name="P28"/>
      <text:p text:style-name="P28"/>
      <text:p text:style-name="P28"/>
      <text:p text:style-name="P1"/>
      <text:list xml:id="list122652301793755" text:continue-numbering="true" text:style-name="L1">
        <text:list-header>
          <text:p text:style-name="P15"><text:span text:style-name="T9">Question7</text:span><text:span text:style-name="T47">:-</text:span>Now place both the arguments inside a Map and access the Map instead.(Hint : check the slide for @PathVariable action returnCountryAndState  shows how to do it with map)</text:p>
          <text:p text:style-name="P20">StudntController.java-----------</text:p>
          <text:p text:style-name="P36"><text:soft-page-break/><text:span text:style-name="T10">package </text:span>com.ttn;</text:p>
        </text:list-header>
      </text:list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PathVariable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6"><text:span text:style-name="T10">import </text:span>java.util.Map;</text:p>
      <text:p text:style-name="P9">@Controller</text:p>
      <text:p text:style-name="P6"><text:span text:style-name="T25">@RequestMapping</text:span>(<text:span text:style-name="T31">"/stud"</text:span>)</text:p>
      <text:p text:style-name="P6"><text:span text:style-name="T10">public class </text:span>StudentController <text:s/><text:span text:style-name="T10">extends </text:span>MultiController {</text:p>
      <text:p text:style-name="P7"><text:s text:c="4"/><text:span text:style-name="T26">@RequestMapping</text:span><text:span text:style-name="T21">(</text:span><text:span text:style-name="T27">"/test/{firstname}/{lastname}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test(</text:span><text:span text:style-name="T26">@PathVariable </text:span><text:span text:style-name="T21">Map&lt;String,String&gt; map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21">modelAndView.addObject(</text:span><text:span text:style-name="T27">"msg"</text:span><text:span text:style-name="T21">,map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2846555792" text:continue-numbering="true" text:style-name="L1">
        <text:list-header>
          <text:p text:style-name="P15"/>
          <text:p text:style-name="P15"/>
          <text:p text:style-name="P15"><text:span text:style-name="T47">Question8:-</text:span>Use @RequestParam annotation to access the firstname and lastname in formData action of StudentController.</text:p>
          <text:p text:style-name="P20">StudntController.java-----------</text:p>
          <text:p text:style-name="P36"><text:span text:style-name="T10">package </text:span>com.ttn;</text:p>
        </text:list-header>
      </text:list>
      <text:p text:style-name="P6"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questParam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9">@Controller</text:p>
      <text:p text:style-name="P6"><text:span text:style-name="T25">@RequestMapping</text:span>(<text:span text:style-name="T31">"/stud"</text:span>)</text:p>
      <text:p text:style-name="P6"><text:span text:style-name="T10">public class </text:span>StudentController <text:s/><text:span text:style-name="T10">extends </text:span>MultiController {</text:p>
      <text:p text:style-name="P7"><text:s text:c="4"/><text:span text:style-name="T26">@RequestMapping</text:span><text:span text:style-name="T21">(</text:span><text:span text:style-name="T27">"/test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test(</text:span><text:span text:style-name="T26">@RequestParam</text:span><text:span text:style-name="T21">(</text:span><text:span text:style-name="T27">"firstname"</text:span><text:span text:style-name="T21">) String fname,</text:span><text:span text:style-name="T26">@RequestParam</text:span><text:span text:style-name="T21">(</text:span><text:span text:style-name="T27">"lastname"</text:span><text:span text:style-name="T21">) String lname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21">modelAndView.addObject(</text:span><text:span text:style-name="T27">"msg"</text:span><text:span text:style-name="T21">,fname+</text:span><text:span text:style-name="T27">" "</text:span><text:span text:style-name="T21">+lname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3262378386" text:continue-numbering="true" text:style-name="L1">
        <text:list-header>
          <text:p text:style-name="P15"/>
          <text:p text:style-name="P15"><text:span text:style-name="T47">Question9:-</text:span>Create a StudentCO and bind firstname and lastname with instance variable of StudentCO.</text:p>
          <text:p text:style-name="P21">StudntController.java-----------</text:p>
        </text:list-header>
        <text:list-item>
          <text:p text:style-name="P37"><text:span text:style-name="T10">package </text:span>com.ttn;</text:p>
        </text:list-item>
      </text:list>
      <text:p text:style-name="P6"><text:soft-page-break/><text:span text:style-name="T10">import </text:span>org.springframework.stereotype.<text:span text:style-name="T25">Controller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9">@Controller</text:p>
      <text:p text:style-name="P6"><text:span text:style-name="T25">@RequestMapping</text:span>(<text:span text:style-name="T31">"/stud"</text:span>)</text:p>
      <text:p text:style-name="P6"><text:span text:style-name="T10">public class </text:span>StudentController <text:s/><text:span text:style-name="T10">extends </text:span>MultiController {</text:p>
      <text:p text:style-name="P7"><text:s text:c="4"/><text:span text:style-name="T26">@RequestMapping</text:span><text:span text:style-name="T21">(</text:span><text:span text:style-name="T27">"/test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test(StudentCO studentCO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21">modelAndView.addObject(</text:span><text:span text:style-name="T27">"msg"</text:span><text:span text:style-name="T21">,studentCO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1825744230" text:continue-numbering="true" text:style-name="L1">
        <text:list-header>
          <text:p text:style-name="P21"><text:span text:style-name="T48">StudentCO</text:span>.java-----------</text:p>
          <text:p text:style-name="P37"><text:span text:style-name="T10">package </text:span>com.ttn;</text:p>
        </text:list-header>
      </text:list>
      <text:p text:style-name="P6"><text:span text:style-name="T10">public class </text:span>StudentCO {</text:p>
      <text:p text:style-name="P7"><text:s text:c="4"/><text:span text:style-name="T14">public </text:span><text:span text:style-name="T21">String </text:span><text:span text:style-name="T42">firstname</text:span><text:span text:style-name="T21">;</text:span></text:p>
      <text:p text:style-name="P7"><text:s text:c="4"/><text:span text:style-name="T14">public </text:span><text:span text:style-name="T21">String </text:span><text:span text:style-name="T42">lastname</text:span><text:span text:style-name="T21">;</text:span></text:p>
      <text:p text:style-name="P7"><text:s text:c="4"/><text:span text:style-name="T14">public </text:span><text:span text:style-name="T21">String getFirstname() {</text:span></text:p>
      <text:p text:style-name="P7"><text:s text:c="8"/><text:span text:style-name="T14">return </text:span><text:span text:style-name="T42">firstname</text:span><text:span text:style-name="T21">;</text:span></text:p>
      <text:p text:style-name="P7"><text:s text:c="4"/><text:span text:style-name="T21">}</text:span></text:p>
      <text:p text:style-name="P7"><text:s text:c="4"/><text:span text:style-name="T14">public void </text:span><text:span text:style-name="T21">setFirstname(String firstname) {</text:span></text:p>
      <text:p text:style-name="P7"><text:s text:c="8"/><text:span text:style-name="T14">this</text:span><text:span text:style-name="T21">.</text:span><text:span text:style-name="T42">firstname </text:span><text:span text:style-name="T21">= firstname;</text:span></text:p>
      <text:p text:style-name="P7"><text:s text:c="4"/><text:span text:style-name="T21">}</text:span></text:p>
      <text:p text:style-name="P7"><text:s text:c="4"/><text:span text:style-name="T14">public </text:span><text:span text:style-name="T21">String getLastname() {</text:span></text:p>
      <text:p text:style-name="P7"><text:s text:c="8"/><text:span text:style-name="T14">return </text:span><text:span text:style-name="T42">lastname</text:span><text:span text:style-name="T21">;</text:span></text:p>
      <text:p text:style-name="P7"><text:s text:c="4"/><text:span text:style-name="T21">}</text:span></text:p>
      <text:p text:style-name="P7"><text:s text:c="4"/><text:span text:style-name="T26">@Override</text:span></text:p>
      <text:p text:style-name="P7"><text:span text:style-name="T25"><text:s text:c="4"/></text:span><text:span text:style-name="T14">public </text:span><text:span text:style-name="T21">String toString() {</text:span></text:p>
      <text:p text:style-name="P7"><text:s text:c="8"/><text:span text:style-name="T14">return </text:span><text:span text:style-name="T27">"StudentCO{" </text:span><text:span text:style-name="T21">+</text:span></text:p>
      <text:p text:style-name="P7"><text:s text:c="16"/><text:span text:style-name="T27">"firstname='" </text:span><text:span text:style-name="T21">+ </text:span><text:span text:style-name="T42">firstname </text:span><text:span text:style-name="T21">+ </text:span><text:span text:style-name="T27">'</text:span><text:span text:style-name="T14">\'</text:span><text:span text:style-name="T27">' </text:span><text:span text:style-name="T21">+</text:span></text:p>
      <text:p text:style-name="P7"><text:s text:c="16"/><text:span text:style-name="T27">", lastname='" </text:span><text:span text:style-name="T21">+ </text:span><text:span text:style-name="T42">lastname </text:span><text:span text:style-name="T21">+ </text:span><text:span text:style-name="T27">'</text:span><text:span text:style-name="T14">\'</text:span><text:span text:style-name="T27">' </text:span><text:span text:style-name="T21">+</text:span></text:p>
      <text:p text:style-name="P7"><text:s text:c="16"/><text:span text:style-name="T27">'}'</text:span><text:span text:style-name="T21">;</text:span></text:p>
      <text:p text:style-name="P7"><text:s text:c="4"/><text:span text:style-name="T21">}</text:span></text:p>
      <text:p text:style-name="P7"><text:s text:c="4"/><text:span text:style-name="T14">public void </text:span><text:span text:style-name="T21">setLastname(String lastname) {</text:span></text:p>
      <text:p text:style-name="P7"><text:s text:c="8"/><text:span text:style-name="T14">this</text:span><text:span text:style-name="T21">.</text:span><text:span text:style-name="T42">lastname </text:span><text:span text:style-name="T21">= lastname;</text:span></text:p>
      <text:p text:style-name="P7"><text:s text:c="4"/><text:span text:style-name="T21">}</text:span></text:p>
      <text:p text:style-name="P10">}</text:p>
      <text:p text:style-name="P10"/>
      <text:list xml:id="list122653210611730" text:continue-numbering="true" text:style-name="L1">
        <text:list-header>
          <text:p text:style-name="P21"/>
          <text:p text:style-name="P15"><text:span text:style-name="T47">Question10:-</text:span>Use @ModelAttribute annotation to add Heading "Spring MVC Demo" in every model.</text:p>
          <text:p text:style-name="P20">StudntController.java-----------</text:p>
        </text:list-header>
        <text:list-item>
          <text:p text:style-name="P17"><text:span text:style-name="T14">package </text:span><text:span text:style-name="T35">com.ttn;</text:span></text:p>
        </text:list-item>
      </text:list>
      <text:p text:style-name="P6"><text:span text:style-name="T10">import </text:span>org.springframework.stereotype.<text:span text:style-name="T25">Controller</text:span>;</text:p>
      <text:p text:style-name="P6"><text:soft-page-break/><text:span text:style-name="T10">import </text:span>org.springframework.web.bind.annotation.<text:span text:style-name="T25">ModelAttribute</text:span>;</text:p>
      <text:p text:style-name="P6"><text:span text:style-name="T10">import </text:span>org.springframework.web.bind.annotation.<text:span text:style-name="T25">RequestMapping</text:span>;</text:p>
      <text:p text:style-name="P6"><text:span text:style-name="T10">import </text:span>org.springframework.web.bind.annotation.<text:span text:style-name="T25">ResponseBody</text:span>;</text:p>
      <text:p text:style-name="P6"><text:span text:style-name="T10">import </text:span>org.springframework.web.servlet.ModelAndView;</text:p>
      <text:p text:style-name="P9">@Controller</text:p>
      <text:p text:style-name="P6"><text:span text:style-name="T25">@RequestMapping</text:span>(<text:span text:style-name="T31">"/stud"</text:span>)</text:p>
      <text:p text:style-name="P7"><text:span text:style-name="T14">public class </text:span><text:span text:style-name="T21">StudentController <text:s/></text:span><text:span text:style-name="T14">extends </text:span><text:span text:style-name="T21">MultiController {</text:span></text:p>
      <text:p text:style-name="P7"><text:s text:c="4"/><text:span text:style-name="T26">@RequestMapping</text:span><text:span text:style-name="T21">(</text:span><text:span text:style-name="T27">"/test1"</text:span><text:span text:style-name="T21">)</text:span></text:p>
      <text:p text:style-name="P7"><text:s text:c="4"/><text:span text:style-name="T26">@ResponseBody</text:span></text:p>
      <text:p text:style-name="P7"><text:span text:style-name="T25"><text:s text:c="4"/></text:span><text:span text:style-name="T14">protected </text:span><text:span text:style-name="T21">ModelAndView modelAttribute(</text:span><text:span text:style-name="T26">@ModelAttribute</text:span><text:span text:style-name="T21">(</text:span><text:span text:style-name="T27">"studentCO"</text:span><text:span text:style-name="T21">) StudentCO studentCO) </text:span><text:span text:style-name="T14">throws </text:span><text:span text:style-name="T21">Exception {</text:span></text:p>
      <text:p text:style-name="P7"><text:s text:c="8"/><text:span text:style-name="T21">ModelAndView modelAndView = </text:span><text:span text:style-name="T14">new </text:span><text:span text:style-name="T21">ModelAndView(</text:span><text:span text:style-name="T27">"Hello"</text:span><text:span text:style-name="T21">);</text:span></text:p>
      <text:p text:style-name="P7"><text:s text:c="8"/><text:span text:style-name="T14">return </text:span><text:span text:style-name="T21">modelAndView;</text:span></text:p>
      <text:p text:style-name="P7"><text:s text:c="4"/><text:span text:style-name="T21">}</text:span></text:p>
      <text:p text:style-name="P10">}</text:p>
      <text:list xml:id="list122651295958376" text:continue-numbering="true" text:style-name="L1">
        <text:list-header>
          <text:p text:style-name="P25">Hello.jsp------------</text:p>
        </text:list-header>
      </text:list>
      <text:p text:style-name="P6"><text:span text:style-name="T50">&lt;%@ </text:span><text:span text:style-name="T12">page </text:span><text:span text:style-name="T38">contentType</text:span><text:span text:style-name="T50">="</text:span><text:span text:style-name="T33">text/html;charset=UTF-8</text:span><text:span text:style-name="T50">" </text:span><text:span text:style-name="T38">language</text:span><text:span text:style-name="T50">="</text:span><text:span text:style-name="T33">java</text:span><text:span text:style-name="T50">" %&gt;</text:span></text:p>
      <text:p text:style-name="P6"><text:span text:style-name="T36">&lt;</text:span><text:span text:style-name="T11">html</text:span><text:span text:style-name="T36">&gt;</text:span></text:p>
      <text:p text:style-name="P6"><text:span text:style-name="T36">&lt;</text:span><text:span text:style-name="T11">head</text:span><text:span text:style-name="T36">&gt;</text:span></text:p>
      <text:p text:style-name="P7"><text:s text:c="4"/><text:span text:style-name="T22">&lt;</text:span><text:span text:style-name="T15">title</text:span><text:span text:style-name="T22">&gt;</text:span><text:span text:style-name="T17">Title</text:span><text:span text:style-name="T22">&lt;/</text:span><text:span text:style-name="T15">title</text:span><text:span text:style-name="T22">&gt;</text:span></text:p>
      <text:p text:style-name="P6"><text:span text:style-name="T36">&lt;/</text:span><text:span text:style-name="T11">head</text:span><text:span text:style-name="T36">&gt;</text:span></text:p>
      <text:p text:style-name="P6"><text:span text:style-name="T36">&lt;</text:span><text:span text:style-name="T11">body</text:span><text:span text:style-name="T36">&gt;</text:span></text:p>
      <text:p text:style-name="P6"><text:span text:style-name="T12">${</text:span><text:span text:style-name="T50">studentCO.firstname</text:span><text:span text:style-name="T12">}</text:span></text:p>
      <text:p text:style-name="P6"><text:span text:style-name="T12">${</text:span><text:span text:style-name="T50">studentCO.lastname</text:span><text:span text:style-name="T12">}</text:span></text:p>
      <text:p text:style-name="P6"><text:span text:style-name="T36">&lt;/</text:span><text:span text:style-name="T11">body</text:span><text:span text:style-name="T36">&gt;</text:span></text:p>
      <text:p text:style-name="P10"><text:span text:style-name="T36">&lt;/</text:span><text:span text:style-name="T11">html</text:span><text:span text:style-name="T36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1:09:14.791187496</meta:creation-date>
    <dc:date>2019-03-19T12:26:50.526270315</dc:date>
    <meta:editing-duration>PT15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322" meta:word-count="893" meta:character-count="11595" meta:non-whitespace-character-count="10191"/>
  </office:meta>
</office:document-meta>
</file>